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hall</text:p>
          </table:table-cell>
          <table:table-cell/>
          <table:table-cell office:value-type="string">
            <text:p>exce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 table:number-rows-repeated="3176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27.03.2009</text:date>, <text:time>13:1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3-27T13:15:16.41</dc:date>
    <meta:editing-cycles>156</meta:editing-cycles>
    <meta:editing-duration>PT224H27M43S</meta:editing-duration>
    <meta:document-statistic meta:table-count="3" meta:cell-count="1420" meta:object-count="0"/>
    <meta:user-defined meta:name="Info 1"/>
    <meta:user-defined meta:name="Info 2"/>
    <meta:user-defined meta:name="Info 3"/>
    <meta:user-defined meta:name="Info 4"/>
  </office:meta>
</office:document-meta>
</file>